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FINACAS:<text:line-break/>USE FINANCAS:<text:line-break/><text:line-break/>CREATE TABLE TIPO(<text:line-break/><text:tab/>IdTipo integer,<text:line-break/> <text:s text:c="3"/>NomeTipo varchar(100),<text:line-break/> <text:s text:c="3"/>constraint TIPO_PK primary key (IdTipo)<text:line-break/>);<text:line-break/> <text:s text:c="3"/><text:line-break/>CREATE TABLE USUARIO(<text:line-break/><text:tab/>Login varchar(50),<text:line-break/> <text:s text:c="3"/>Senha varchar(50),<text:line-break/> <text:s text:c="3"/>Email varchar(50),<text:line-break/> <text:s text:c="3"/>Nome varchar(50),<text:line-break/> <text:s text:c="3"/>Telefone integer,<text:line-break/> <text:s text:c="3"/>constraint USUARIO_PK primary key (Login)<text:line-break/>);<text:line-break/><text:line-break/>CREATE TABLE CADASTRO_FINANCEIRO(<text:line-break/><text:tab/>NCadastro int,<text:line-break/> <text:s text:c="3"/>DescricaoCompra varchar(100),<text:line-break/> <text:s text:c="3"/>Valor real,<text:line-break/> <text:s text:c="3"/>LoginUsua varchar(50),<text:line-break/> <text:s text:c="3"/>IdT integer,<text:line-break/> <text:s text:c="3"/>constraint CADASTRO_FINANCEIRO primary key (NCadastro),<text:line-break/> <text:s text:c="3"/>foreign key (LoginUsua) references USUARIO (Login),<text:line-break/> <text:s text:c="3"/>foreign key (IdT) references TIPO (IdTipo)<text:line-break/>);<text:line-break/><text:line-break/>CREATE TABLE PESQUISA(<text:line-break/><text:tab/>NCadastro int,<text:line-break/> <text:s text:c="3"/>Login varchar(50),<text:line-break/> <text:s text:c="3"/>constraint PESQUISA_PK primary key (NCadastro, Login),<text:line-break/> <text:s text:c="3"/>foreign key (NCadastro) references CADASTRO_FINANCEIRO (N_Cadastro),<text:line-break/> <text:s text:c="3"/>foreign key (Login) references USUARIO (Login)<text:line-break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4S</meta:editing-duration>
    <meta:editing-cycles>3</meta:editing-cycles>
    <meta:generator>LibreOffice/5.4.0.3$Windows_x86 LibreOffice_project/7556cbc6811c9d992f4064ab9287069087d7f62c</meta:generator>
    <dc:date>2019-10-25T23:09:22.768000000</dc:date>
    <meta:document-statistic meta:table-count="0" meta:image-count="0" meta:object-count="0" meta:page-count="1" meta:paragraph-count="1" meta:word-count="94" meta:character-count="895" meta:non-whitespace-character-count="718"/>
    <meta:user-defined meta:name="Info 1"/>
    <meta:user-defined meta:name="Info 2"/>
    <meta:user-defined meta:name="Info 3"/>
    <meta:user-defined meta:name="Info 4"/>
  </office:meta>
</office:document-meta>
</file>